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470000">
            <text:p>71,4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0834000">
            <text:p>60,834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00000">
            <text:p>99,20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1243000">
            <text:p>61,24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office:value-type="float" office:value="3425000">
            <text:p>3,4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office:value-type="float" office:value="1068000">
            <text:p>1,068,000.00</text:p>
          </table:table-cell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ce1"/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3569000">
            <text:p>93,56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0071000">
            <text:p>70,07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308000">
            <text:p>51,308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79904000">
            <text:p>79,904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993000">
            <text:p>58,99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7176000">
            <text:p>97,1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7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9092000">
            <text:p>59,09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7757000">
            <text:p>87,75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2016-12-19</text:date>, <text:time>20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2-19T20:05:19</dc:date>
    <meta:editing-duration>P270DT8H7M35S</meta:editing-duration>
    <meta:editing-cycles>547</meta:editing-cycles>
    <dc:creator>Ben Miller</dc:creator>
    <meta:document-statistic meta:table-count="11" meta:cell-count="2531" meta:object-count="0"/>
    <meta:user-defined meta:name=""/>
  </office:meta>
</office:document-meta>
</file>